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9392" officeooo:paragraph-rsid="00069392"/>
    </style:style>
    <style:style style:name="P2" style:family="paragraph" style:parent-style-name="Standard">
      <style:text-properties fo:font-size="14pt" officeooo:rsid="00069392" officeooo:paragraph-rsid="00069392" style:font-size-asian="14pt" style:font-size-complex="14pt"/>
    </style:style>
    <style:style style:name="P3" style:family="paragraph" style:parent-style-name="Standard">
      <style:text-properties fo:font-size="14pt" officeooo:rsid="00069392" officeooo:paragraph-rsid="000a07bb" style:font-size-asian="14pt" style:font-size-complex="14pt"/>
    </style:style>
    <style:style style:name="P4" style:family="paragraph" style:parent-style-name="Standard" style:list-style-name="L1">
      <style:text-properties fo:font-size="14pt" officeooo:rsid="00069392" officeooo:paragraph-rsid="00069392" style:font-size-asian="14pt" style:font-size-complex="14pt"/>
    </style:style>
    <style:style style:name="P5" style:family="paragraph" style:parent-style-name="Standard">
      <style:text-properties fo:font-size="14pt" officeooo:rsid="00069392" officeooo:paragraph-rsid="000b7f69" style:font-size-asian="14pt" style:font-size-complex="14pt"/>
    </style:style>
    <style:style style:name="P6" style:family="paragraph" style:parent-style-name="Standard">
      <style:text-properties fo:font-size="14pt" officeooo:rsid="00069392" officeooo:paragraph-rsid="000d6a0e" style:font-size-asian="14pt" style:font-size-complex="14pt"/>
    </style:style>
    <style:style style:name="P7" style:family="paragraph" style:parent-style-name="Standard" style:list-style-name="L1">
      <style:text-properties fo:font-size="14pt" fo:font-weight="bold" officeooo:rsid="00069392" officeooo:paragraph-rsid="00069392" style:font-size-asian="14pt" style:font-weight-asian="bold" style:font-size-complex="14pt" style:font-weight-complex="bold"/>
    </style:style>
    <style:style style:name="P8" style:family="paragraph" style:parent-style-name="Standard" style:list-style-name="L2">
      <style:text-properties fo:font-size="14pt" fo:font-weight="bold" officeooo:rsid="000a07bb" officeooo:paragraph-rsid="000a07bb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0b7f69"/>
    </style:style>
    <style:style style:name="P10" style:family="paragraph" style:parent-style-name="Standard">
      <style:text-properties officeooo:rsid="00069392" officeooo:paragraph-rsid="00069392"/>
    </style:style>
    <style:style style:name="P11" style:family="paragraph" style:parent-style-name="Standard">
      <style:text-properties officeooo:paragraph-rsid="000d6a0e"/>
    </style:style>
    <style:style style:name="T1" style:family="text">
      <style:text-properties officeooo:rsid="00069392"/>
    </style:style>
    <style:style style:name="T2" style:family="text">
      <style:text-properties fo:color="#000000"/>
    </style:style>
    <style:style style:name="T3" style:family="text">
      <style:text-properties fo:color="#000000" fo:font-size="14pt" fo:font-weight="bold" officeooo:rsid="00069392" fo:background-color="#fff200" loext:char-shading-value="0" style:font-size-asian="14pt" style:font-weight-asian="bold" style:font-size-complex="14pt" style:font-weight-complex="bold"/>
    </style:style>
    <style:style style:name="T4" style:family="text">
      <style:text-properties fo:color="#000000" fo:font-size="14pt" fo:font-weight="bold" officeooo:rsid="00069392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bold" officeooo:rsid="00069392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9392" style:font-weight-asian="bold" style:font-weight-complex="bold"/>
    </style:style>
    <style:style style:name="T8" style:family="text">
      <style:text-properties fo:font-weight="bold" officeooo:rsid="00082c93" style:font-weight-asian="bold" style:font-weight-complex="bold"/>
    </style:style>
    <style:style style:name="T9" style:family="text">
      <style:text-properties fo:font-weight="bold" fo:background-color="#fff200" loext:char-shading-value="0" style:font-weight-asian="bold" style:font-weight-complex="bold"/>
    </style:style>
    <style:style style:name="T10" style:family="text">
      <style:text-properties officeooo:rsid="00082c93"/>
    </style:style>
    <style:style style:name="T11" style:family="text">
      <style:text-properties fo:font-weight="normal" officeooo:rsid="00069392" style:font-weight-asian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69392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069392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082c93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0b7f69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069392" fo:background-color="#fff200" loext:char-shading-value="0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0b7f69" fo:background-color="#fff200" loext:char-shading-value="0" style:font-size-asian="14pt" style:font-weight-asian="bold" style:font-size-complex="14pt" style:font-weight-complex="bold"/>
    </style:style>
    <style:style style:name="T20" style:family="text">
      <style:text-properties fo:font-size="14pt" fo:font-weight="normal" officeooo:rsid="00069392" style:font-size-asian="14pt" style:font-weight-asian="normal" style:font-size-complex="14pt" style:font-weight-complex="normal"/>
    </style:style>
    <style:style style:name="T21" style:family="text">
      <style:text-properties fo:font-size="14pt" officeooo:rsid="00069392" fo:background-color="#fff200" loext:char-shading-value="0" style:font-size-asian="14pt" style:font-size-complex="14pt"/>
    </style:style>
    <style:style style:name="T22" style:family="text">
      <style:text-properties fo:font-size="14pt" officeooo:rsid="000d6a0e" fo:background-color="#fff200" loext:char-shading-value="0" style:font-size-asian="14pt" style:font-size-complex="14pt"/>
    </style:style>
    <style:style style:name="T23" style:family="text">
      <style:text-properties fo:font-size="14pt" officeooo:rsid="000b7f69" fo:background-color="#fff200" loext:char-shading-value="0" style:font-size-asian="14pt" style:font-size-complex="14pt"/>
    </style:style>
    <style:style style:name="T24" style:family="text">
      <style:text-properties fo:font-size="14pt" officeooo:rsid="000b7f69" fo:background-color="transparent" loext:char-shading-value="0" style:font-size-asian="14pt" style:font-size-complex="14pt"/>
    </style:style>
    <style:style style:name="T25" style:family="text">
      <style:text-properties fo:font-size="14pt" officeooo:rsid="000b7f69" fo:background-color="transparent" loext:char-shading-value="0" style:font-size-asian="14pt" style:font-size-complex="14pt"/>
    </style:style>
    <style:style style:name="T26" style:family="text">
      <style:text-properties fo:background-color="#fff200" loext:char-shading-value="0"/>
    </style:style>
    <style:style style:name="T27" style:family="text">
      <style:text-properties officeooo:rsid="000b7f69" fo:background-color="#fff200" loext:char-shading-value="0"/>
    </style:style>
    <style:style style:name="T28" style:family="text">
      <style:text-properties officeooo:rsid="000d6a0e" fo:background-color="#fff200" loext:char-shading-value="0"/>
    </style:style>
    <style:style style:name="T29" style:family="text">
      <style:text-properties officeooo:rsid="000b7f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59276841" text:style-name="L1">
        <text:list-item>
          <text:p text:style-name="P4">Database =soter.db</text:p>
        </text:list-item>
      </text:list>
      <text:p text:style-name="P2"/>
      <text:p text:style-name="P2"/>
      <text:p text:style-name="P2"/>
      <text:p text:style-name="P2"/>
      <text:list xml:id="list142109684722882" text:continue-numbering="true" text:style-name="L1">
        <text:list-item>
          <text:p text:style-name="P7">WebserverAPI=apiserver.py</text:p>
        </text:list-item>
      </text:list>
      <text:p text:style-name="P3"/>
      <text:p text:style-name="P2"/>
      <text:p text:style-name="P2"/>
      <text:p text:style-name="P2"><text:span text:style-name="T10">get photo</text:span> API </text:p>
      <text:p text:style-name="P2">http://<text:span text:style-name="T9">[Servername]:5000</text:span><text:span text:style-name="T6">/</text:span><text:span text:style-name="T2">get_Drone_Photo</text:span>/<text:span text:style-name="T9">[drone id]</text:span></text:p>
      <text:p text:style-name="P2"/>
      <text:p text:style-name="P1"><text:span text:style-name="T12">http://</text:span><text:span text:style-name="T14">127.0.0.1:5000</text:span><text:span text:style-name="T12">/get_Drone_Photo/</text:span><text:span text:style-name="T14">2</text:span></text:p>
      <text:p text:style-name="P2"/>
      <text:p text:style-name="P2"/>
      <text:p text:style-name="P2">add photo to db <text:span text:style-name="T10">API</text:span></text:p>
      <text:p text:style-name="P2"/>
      <text:p text:style-name="P11"><text:span text:style-name="T13">http://</text:span><text:span text:style-name="T18">[Servername]:5000</text:span><text:span text:style-name="T15">/</text:span><text:span text:style-name="T13">/set_Drone_Photo/</text:span><text:span text:style-name="T18">[addrress]</text:span><text:span text:style-name="T13">$</text:span><text:span text:style-name="T21">[</text:span><text:span text:style-name="T18">drone id</text:span><text:span text:style-name="T21">]</text:span><text:span text:style-name="T5">$</text:span><text:span text:style-name="T19">[x1]</text:span><text:span text:style-name="T25">$</text:span><text:span text:style-name="T23">[y1]</text:span><text:span text:style-name="T25">$</text:span><text:span text:style-name="T23">[x2]</text:span><text:span text:style-name="T25">$</text:span><text:span text:style-name="T23">[y2]</text:span><text:span text:style-name="T25">$</text:span><text:span text:style-name="T23">[label]</text:span><text:span text:style-name="T25">$</text:span><text:span text:style-name="T23">[</text:span><text:span text:style-name="T21">confidence_score</text:span><text:span text:style-name="T23">]</text:span></text:p>
      <text:p text:style-name="P2"/>
      <text:p text:style-name="P9"><text:span text:style-name="T13">http://</text:span><text:span text:style-name="T15">127.0.0.1:5000</text:span><text:span text:style-name="T13">/set_Drone_Photo/</text:span><text:span text:style-name="T15">tmp|</text:span><text:span text:style-name="T16">34567235</text:span><text:span text:style-name="T15">.jpg</text:span><text:span text:style-name="T20">$</text:span><text:span text:style-name="T15">2$1$1$2$2$'label</text:span><text:span text:style-name="T17">1</text:span><text:span text:style-name="T15">'$99</text:span></text:p>
      <text:p text:style-name="P1"/>
      <text:p text:style-name="P1"/>
      <text:p text:style-name="P1"/>
      <text:p text:style-name="P5"><text:span text:style-name="T29">update</text:span> <text:s/>confidence_score</text:p>
      <text:p text:style-name="P5"/>
      <text:p text:style-name="P6">http://<text:span text:style-name="T9">[Servername]:5000</text:span><text:span text:style-name="T6">/</text:span>/set_Drone_Photo/<text:span text:style-name="T9">[addrress]</text:span>$<text:span text:style-name="T26">[</text:span><text:span text:style-name="T9">confidence_score</text:span><text:span text:style-name="T26">]</text:span></text:p>
      <text:p text:style-name="P6"><text:span text:style-name="T26"/></text:p>
      <text:p text:style-name="P5">http://<text:span text:style-name="T6">127.0.0.1:5000</text:span>/update_confidence_score/<text:span text:style-name="T6">tmp|</text:span><text:span text:style-name="T8">34567235</text:span><text:span text:style-name="T6">.jpg$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09:33:42.659819265</meta:creation-date>
    <dc:date>2021-07-24T14:21:09.605676400</dc:date>
    <meta:editing-duration>PT20M5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3" meta:character-count="515" meta:non-whitespace-character-count="503"/>
  </office:meta>
</office:document-meta>
</file>